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table:style-name="Default"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table:style-name="Default"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7917425" calcext:value-type="float">
            <text:p>0.97917425</text:p>
          </table:table-cell>
          <table:table-cell office:value-type="float" office:value="0.00380136" calcext:value-type="float">
            <text:p>0.00380136</text:p>
          </table:table-cell>
          <table:table-cell office:value-type="float" office:value="0.01323605" calcext:value-type="float">
            <text:p>0.01323605</text:p>
          </table:table-cell>
          <table:table-cell office:value-type="float" office:value="0.00378833" calcext:value-type="float">
            <text:p>0.00378833</text:p>
          </table:table-cell>
          <table:table-cell office:value-type="float" office:value="0.00583331" calcext:value-type="float">
            <text:p>0.00583331</text:p>
          </table:table-cell>
          <table:table-cell office:value-type="float" office:value="0.9850457" calcext:value-type="float">
            <text:p>0.9850457</text:p>
          </table:table-cell>
          <table:table-cell office:value-type="float" office:value="0.000000000001157" calcext:value-type="float">
            <text:p>1.16E-12</text:p>
          </table:table-cell>
          <table:table-cell office:value-type="float" office:value="0.00912099" calcext:value-type="float">
            <text:p>0.00912099</text:p>
          </table:table-cell>
          <table:table-cell office:value-type="float" office:value="0.00952789" calcext:value-type="float">
            <text:p>0.00952789</text:p>
          </table:table-cell>
          <table:table-cell office:value-type="float" office:value="0.00000000001428" calcext:value-type="float">
            <text:p>1.43E-11</text:p>
          </table:table-cell>
          <table:table-cell office:value-type="float" office:value="0.96576838" calcext:value-type="float">
            <text:p>0.96576838</text:p>
          </table:table-cell>
          <table:table-cell office:value-type="float" office:value="0.02470373" calcext:value-type="float">
            <text:p>0.0247037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7736536" calcext:value-type="float">
            <text:p>0.97736536</text:p>
          </table:table-cell>
          <table:table-cell office:value-type="float" office:value="0.00380254" calcext:value-type="float">
            <text:p>0.00380254</text:p>
          </table:table-cell>
          <table:table-cell office:value-type="float" office:value="0.01465392" calcext:value-type="float">
            <text:p>0.01465392</text:p>
          </table:table-cell>
          <table:table-cell office:value-type="float" office:value="0.00417817" calcext:value-type="float">
            <text:p>0.00417817</text:p>
          </table:table-cell>
          <table:table-cell office:value-type="float" office:value="0.00581536" calcext:value-type="float">
            <text:p>0.00581536</text:p>
          </table:table-cell>
          <table:table-cell office:value-type="float" office:value="0.98413745" calcext:value-type="float">
            <text:p>0.98413745</text:p>
          </table:table-cell>
          <table:table-cell office:value-type="float" office:value="0.000000000001279" calcext:value-type="float">
            <text:p>1.28E-12</text:p>
          </table:table-cell>
          <table:table-cell office:value-type="float" office:value="0.01004719" calcext:value-type="float">
            <text:p>0.01004719</text:p>
          </table:table-cell>
          <table:table-cell office:value-type="float" office:value="0.00859897" calcext:value-type="float">
            <text:p>0.00859897</text:p>
          </table:table-cell>
          <table:table-cell office:value-type="float" office:value="0.00000000001292" calcext:value-type="float">
            <text:p>1.29E-11</text:p>
          </table:table-cell>
          <table:table-cell office:value-type="float" office:value="0.96676598" calcext:value-type="float">
            <text:p>0.96676598</text:p>
          </table:table-cell>
          <table:table-cell office:value-type="float" office:value="0.02463505" calcext:value-type="float">
            <text:p>0.024635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7536029" calcext:value-type="float">
            <text:p>0.97536029</text:p>
          </table:table-cell>
          <table:table-cell office:value-type="float" office:value="0.00381512" calcext:value-type="float">
            <text:p>0.00381512</text:p>
          </table:table-cell>
          <table:table-cell office:value-type="float" office:value="0.01619971" calcext:value-type="float">
            <text:p>0.01619971</text:p>
          </table:table-cell>
          <table:table-cell office:value-type="float" office:value="0.00462488" calcext:value-type="float">
            <text:p>0.00462488</text:p>
          </table:table-cell>
          <table:table-cell office:value-type="float" office:value="0.00577848" calcext:value-type="float">
            <text:p>0.00577848</text:p>
          </table:table-cell>
          <table:table-cell office:value-type="float" office:value="0.98314796" calcext:value-type="float">
            <text:p>0.98314796</text:p>
          </table:table-cell>
          <table:table-cell office:value-type="float" office:value="0.000000000001408" calcext:value-type="float">
            <text:p>1.41E-12</text:p>
          </table:table-cell>
          <table:table-cell office:value-type="float" office:value="0.01107357" calcext:value-type="float">
            <text:p>0.01107357</text:p>
          </table:table-cell>
          <table:table-cell office:value-type="float" office:value="0.00776875" calcext:value-type="float">
            <text:p>0.00776875</text:p>
          </table:table-cell>
          <table:table-cell office:value-type="float" office:value="0.00000000001173" calcext:value-type="float">
            <text:p>1.17E-11</text:p>
          </table:table-cell>
          <table:table-cell office:value-type="float" office:value="0.96754451" calcext:value-type="float">
            <text:p>0.96754451</text:p>
          </table:table-cell>
          <table:table-cell office:value-type="float" office:value="0.02468675" calcext:value-type="float">
            <text:p>0.024686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7314127" calcext:value-type="float">
            <text:p>0.97314127</text:p>
          </table:table-cell>
          <table:table-cell office:value-type="float" office:value="0.00383914" calcext:value-type="float">
            <text:p>0.00383914</text:p>
          </table:table-cell>
          <table:table-cell office:value-type="float" office:value="0.01788174" calcext:value-type="float">
            <text:p>0.01788174</text:p>
          </table:table-cell>
          <table:table-cell office:value-type="float" office:value="0.00513786" calcext:value-type="float">
            <text:p>0.00513786</text:p>
          </table:table-cell>
          <table:table-cell office:value-type="float" office:value="0.00572295" calcext:value-type="float">
            <text:p>0.00572295</text:p>
          </table:table-cell>
          <table:table-cell office:value-type="float" office:value="0.98206565" calcext:value-type="float">
            <text:p>0.98206565</text:p>
          </table:table-cell>
          <table:table-cell office:value-type="float" office:value="0.000000000001542" calcext:value-type="float">
            <text:p>1.54E-12</text:p>
          </table:table-cell>
          <table:table-cell office:value-type="float" office:value="0.01221139" calcext:value-type="float">
            <text:p>0.01221139</text:p>
          </table:table-cell>
          <table:table-cell office:value-type="float" office:value="0.00702611" calcext:value-type="float">
            <text:p>0.00702611</text:p>
          </table:table-cell>
          <table:table-cell office:value-type="float" office:value="0.0000000000107" calcext:value-type="float">
            <text:p>1.07E-11</text:p>
          </table:table-cell>
          <table:table-cell office:value-type="float" office:value="0.96811403" calcext:value-type="float">
            <text:p>0.96811403</text:p>
          </table:table-cell>
          <table:table-cell office:value-type="float" office:value="0.02485986" calcext:value-type="float">
            <text:p>0.0248598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7068859" calcext:value-type="float">
            <text:p>0.97068859</text:p>
          </table:table-cell>
          <table:table-cell office:value-type="float" office:value="0.00387473" calcext:value-type="float">
            <text:p>0.00387473</text:p>
          </table:table-cell>
          <table:table-cell office:value-type="float" office:value="0.01970843" calcext:value-type="float">
            <text:p>0.01970843</text:p>
          </table:table-cell>
          <table:table-cell office:value-type="float" office:value="0.00572825" calcext:value-type="float">
            <text:p>0.00572825</text:p>
          </table:table-cell>
          <table:table-cell office:value-type="float" office:value="0.00564925" calcext:value-type="float">
            <text:p>0.00564925</text:p>
          </table:table-cell>
          <table:table-cell office:value-type="float" office:value="0.98087751" calcext:value-type="float">
            <text:p>0.98087751</text:p>
          </table:table-cell>
          <table:table-cell office:value-type="float" office:value="0.000000000001682" calcext:value-type="float">
            <text:p>1.68E-12</text:p>
          </table:table-cell>
          <table:table-cell office:value-type="float" office:value="0.01347324" calcext:value-type="float">
            <text:p>0.01347324</text:p>
          </table:table-cell>
          <table:table-cell office:value-type="float" office:value="0.00636123" calcext:value-type="float">
            <text:p>0.00636123</text:p>
          </table:table-cell>
          <table:table-cell office:value-type="float" office:value="0.000000000009804" calcext:value-type="float">
            <text:p>9.80E-12</text:p>
          </table:table-cell>
          <table:table-cell office:value-type="float" office:value="0.96848163" calcext:value-type="float">
            <text:p>0.96848163</text:p>
          </table:table-cell>
          <table:table-cell office:value-type="float" office:value="0.02515714" calcext:value-type="float">
            <text:p>0.025157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679804" calcext:value-type="float">
            <text:p>0.9679804</text:p>
          </table:table-cell>
          <table:table-cell office:value-type="float" office:value="0.00392211" calcext:value-type="float">
            <text:p>0.00392211</text:p>
          </table:table-cell>
          <table:table-cell office:value-type="float" office:value="0.0216882" calcext:value-type="float">
            <text:p>0.0216882</text:p>
          </table:table-cell>
          <table:table-cell office:value-type="float" office:value="0.00640929" calcext:value-type="float">
            <text:p>0.00640929</text:p>
          </table:table-cell>
          <table:table-cell office:value-type="float" office:value="0.00555801" calcext:value-type="float">
            <text:p>0.00555801</text:p>
          </table:table-cell>
          <table:table-cell office:value-type="float" office:value="0.9795689" calcext:value-type="float">
            <text:p>0.9795689</text:p>
          </table:table-cell>
          <table:table-cell office:value-type="float" office:value="0.000000000001827" calcext:value-type="float">
            <text:p>1.83E-12</text:p>
          </table:table-cell>
          <table:table-cell office:value-type="float" office:value="0.01487309" calcext:value-type="float">
            <text:p>0.01487309</text:p>
          </table:table-cell>
          <table:table-cell office:value-type="float" office:value="0.00576544" calcext:value-type="float">
            <text:p>0.00576544</text:p>
          </table:table-cell>
          <table:table-cell office:value-type="float" office:value="0.00000000000902" calcext:value-type="float">
            <text:p>9.02E-12</text:p>
          </table:table-cell>
          <table:table-cell office:value-type="float" office:value="0.96865144" calcext:value-type="float">
            <text:p>0.96865144</text:p>
          </table:table-cell>
          <table:table-cell office:value-type="float" office:value="0.02558312" calcext:value-type="float">
            <text:p>0.025583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6499235" calcext:value-type="float">
            <text:p>0.96499235</text:p>
          </table:table-cell>
          <table:table-cell office:value-type="float" office:value="0.0039816" calcext:value-type="float">
            <text:p>0.0039816</text:p>
          </table:table-cell>
          <table:table-cell office:value-type="float" office:value="0.02382936" calcext:value-type="float">
            <text:p>0.02382936</text:p>
          </table:table-cell>
          <table:table-cell office:value-type="float" office:value="0.0071967" calcext:value-type="float">
            <text:p>0.0071967</text:p>
          </table:table-cell>
          <table:table-cell office:value-type="float" office:value="0.00545001" calcext:value-type="float">
            <text:p>0.00545001</text:p>
          </table:table-cell>
          <table:table-cell office:value-type="float" office:value="0.97812348" calcext:value-type="float">
            <text:p>0.97812348</text:p>
          </table:table-cell>
          <table:table-cell office:value-type="float" office:value="0.000000000001974" calcext:value-type="float">
            <text:p>1.97E-12</text:p>
          </table:table-cell>
          <table:table-cell office:value-type="float" office:value="0.01642651" calcext:value-type="float">
            <text:p>0.01642651</text:p>
          </table:table-cell>
          <table:table-cell office:value-type="float" office:value="0.00523105" calcext:value-type="float">
            <text:p>0.00523105</text:p>
          </table:table-cell>
          <table:table-cell office:value-type="float" office:value="0.000000000008334" calcext:value-type="float">
            <text:p>8.33E-12</text:p>
          </table:table-cell>
          <table:table-cell office:value-type="float" office:value="0.9686247" calcext:value-type="float">
            <text:p>0.9686247</text:p>
          </table:table-cell>
          <table:table-cell office:value-type="float" office:value="0.02614424" calcext:value-type="float">
            <text:p>0.026144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6169723" calcext:value-type="float">
            <text:p>0.96169723</text:p>
          </table:table-cell>
          <table:table-cell office:value-type="float" office:value="0.0040536" calcext:value-type="float">
            <text:p>0.0040536</text:p>
          </table:table-cell>
          <table:table-cell office:value-type="float" office:value="0.02613996" calcext:value-type="float">
            <text:p>0.02613996</text:p>
          </table:table-cell>
          <table:table-cell office:value-type="float" office:value="0.00810921" calcext:value-type="float">
            <text:p>0.00810921</text:p>
          </table:table-cell>
          <table:table-cell office:value-type="float" office:value="0.00532619" calcext:value-type="float">
            <text:p>0.00532619</text:p>
          </table:table-cell>
          <table:table-cell office:value-type="float" office:value="0.97652299" calcext:value-type="float">
            <text:p>0.97652299</text:p>
          </table:table-cell>
          <table:table-cell office:value-type="float" office:value="0.000000000002124" calcext:value-type="float">
            <text:p>2.12E-12</text:p>
          </table:table-cell>
          <table:table-cell office:value-type="float" office:value="0.01815081" calcext:value-type="float">
            <text:p>0.01815081</text:p>
          </table:table-cell>
          <table:table-cell office:value-type="float" office:value="0.00475128" calcext:value-type="float">
            <text:p>0.00475128</text:p>
          </table:table-cell>
          <table:table-cell office:value-type="float" office:value="0.000000000007733" calcext:value-type="float">
            <text:p>7.73E-12</text:p>
          </table:table-cell>
          <table:table-cell office:value-type="float" office:value="0.96839972" calcext:value-type="float">
            <text:p>0.96839972</text:p>
          </table:table-cell>
          <table:table-cell office:value-type="float" office:value="0.026849" calcext:value-type="float">
            <text:p>0.02684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5806452" calcext:value-type="float">
            <text:p>0.95806452</text:p>
          </table:table-cell>
          <table:table-cell office:value-type="float" office:value="0.00413862" calcext:value-type="float">
            <text:p>0.00413862</text:p>
          </table:table-cell>
          <table:table-cell office:value-type="float" office:value="0.02862767" calcext:value-type="float">
            <text:p>0.02862767</text:p>
          </table:table-cell>
          <table:table-cell office:value-type="float" office:value="0.00916919" calcext:value-type="float">
            <text:p>0.00916919</text:p>
          </table:table-cell>
          <table:table-cell office:value-type="float" office:value="0.00518763" calcext:value-type="float">
            <text:p>0.00518763</text:p>
          </table:table-cell>
          <table:table-cell office:value-type="float" office:value="0.97474715" calcext:value-type="float">
            <text:p>0.97474715</text:p>
          </table:table-cell>
          <table:table-cell office:value-type="float" office:value="0.000000000002274" calcext:value-type="float">
            <text:p>2.27E-12</text:p>
          </table:table-cell>
          <table:table-cell office:value-type="float" office:value="0.02006522" calcext:value-type="float">
            <text:p>0.02006522</text:p>
          </table:table-cell>
          <table:table-cell office:value-type="float" office:value="0.0043201" calcext:value-type="float">
            <text:p>0.0043201</text:p>
          </table:table-cell>
          <table:table-cell office:value-type="float" office:value="0.000000000007206" calcext:value-type="float">
            <text:p>7.21E-12</text:p>
          </table:table-cell>
          <table:table-cell office:value-type="float" office:value="0.96797175" calcext:value-type="float">
            <text:p>0.96797175</text:p>
          </table:table-cell>
          <table:table-cell office:value-type="float" office:value="0.02770815" calcext:value-type="float">
            <text:p>0.027708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5405988" calcext:value-type="float">
            <text:p>0.95405988</text:p>
          </table:table-cell>
          <table:table-cell office:value-type="float" office:value="0.00423724" calcext:value-type="float">
            <text:p>0.00423724</text:p>
          </table:table-cell>
          <table:table-cell office:value-type="float" office:value="0.03129955" calcext:value-type="float">
            <text:p>0.03129955</text:p>
          </table:table-cell>
          <table:table-cell office:value-type="float" office:value="0.01040334" calcext:value-type="float">
            <text:p>0.01040334</text:p>
          </table:table-cell>
          <table:table-cell office:value-type="float" office:value="0.0050355" calcext:value-type="float">
            <text:p>0.0050355</text:p>
          </table:table-cell>
          <table:table-cell office:value-type="float" office:value="0.97277343" calcext:value-type="float">
            <text:p>0.97277343</text:p>
          </table:table-cell>
          <table:table-cell office:value-type="float" office:value="0.000000000002423" calcext:value-type="float">
            <text:p>2.42E-12</text:p>
          </table:table-cell>
          <table:table-cell office:value-type="float" office:value="0.02219107" calcext:value-type="float">
            <text:p>0.02219107</text:p>
          </table:table-cell>
          <table:table-cell office:value-type="float" office:value="0.0039322" calcext:value-type="float">
            <text:p>0.0039322</text:p>
          </table:table-cell>
          <table:table-cell office:value-type="float" office:value="0.000000000006743" calcext:value-type="float">
            <text:p>6.74E-12</text:p>
          </table:table-cell>
          <table:table-cell office:value-type="float" office:value="0.96733285" calcext:value-type="float">
            <text:p>0.96733285</text:p>
          </table:table-cell>
          <table:table-cell office:value-type="float" office:value="0.02873495" calcext:value-type="float">
            <text:p>0.028734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4964441" calcext:value-type="float">
            <text:p>0.94964441</text:p>
          </table:table-cell>
          <table:table-cell office:value-type="float" office:value="0.00435014" calcext:value-type="float">
            <text:p>0.00435014</text:p>
          </table:table-cell>
          <table:table-cell office:value-type="float" office:value="0.03416184" calcext:value-type="float">
            <text:p>0.03416184</text:p>
          </table:table-cell>
          <table:table-cell office:value-type="float" office:value="0.01184362" calcext:value-type="float">
            <text:p>0.01184362</text:p>
          </table:table-cell>
          <table:table-cell office:value-type="float" office:value="0.00487108" calcext:value-type="float">
            <text:p>0.00487108</text:p>
          </table:table-cell>
          <table:table-cell office:value-type="float" office:value="0.97057687" calcext:value-type="float">
            <text:p>0.97057687</text:p>
          </table:table-cell>
          <table:table-cell office:value-type="float" office:value="0.00000000000257" calcext:value-type="float">
            <text:p>2.57E-12</text:p>
          </table:table-cell>
          <table:table-cell office:value-type="float" office:value="0.02455205" calcext:value-type="float">
            <text:p>0.02455205</text:p>
          </table:table-cell>
          <table:table-cell office:value-type="float" office:value="0.00358287" calcext:value-type="float">
            <text:p>0.00358287</text:p>
          </table:table-cell>
          <table:table-cell office:value-type="float" office:value="0.000000000006337" calcext:value-type="float">
            <text:p>6.34E-12</text:p>
          </table:table-cell>
          <table:table-cell office:value-type="float" office:value="0.96647161" calcext:value-type="float">
            <text:p>0.96647161</text:p>
          </table:table-cell>
          <table:table-cell office:value-type="float" office:value="0.02994552" calcext:value-type="float">
            <text:p>0.029945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4477396" calcext:value-type="float">
            <text:p>0.94477396</text:p>
          </table:table-cell>
          <table:table-cell office:value-type="float" office:value="0.00447809" calcext:value-type="float">
            <text:p>0.00447809</text:p>
          </table:table-cell>
          <table:table-cell office:value-type="float" office:value="0.03721968" calcext:value-type="float">
            <text:p>0.03721968</text:p>
          </table:table-cell>
          <table:table-cell office:value-type="float" office:value="0.01352827" calcext:value-type="float">
            <text:p>0.01352827</text:p>
          </table:table-cell>
          <table:table-cell office:value-type="float" office:value="0.00469576" calcext:value-type="float">
            <text:p>0.00469576</text:p>
          </table:table-cell>
          <table:table-cell office:value-type="float" office:value="0.96812989" calcext:value-type="float">
            <text:p>0.96812989</text:p>
          </table:table-cell>
          <table:table-cell office:value-type="float" office:value="0.000000000002713" calcext:value-type="float">
            <text:p>2.71E-12</text:p>
          </table:table-cell>
          <table:table-cell office:value-type="float" office:value="0.02717434" calcext:value-type="float">
            <text:p>0.02717434</text:p>
          </table:table-cell>
          <table:table-cell office:value-type="float" office:value="0.00326793" calcext:value-type="float">
            <text:p>0.00326793</text:p>
          </table:table-cell>
          <table:table-cell office:value-type="float" office:value="0.000000000005981" calcext:value-type="float">
            <text:p>5.98E-12</text:p>
          </table:table-cell>
          <table:table-cell office:value-type="float" office:value="0.96537291" calcext:value-type="float">
            <text:p>0.96537291</text:p>
          </table:table-cell>
          <table:table-cell office:value-type="float" office:value="0.03135916" calcext:value-type="float">
            <text:p>0.031359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3939815" calcext:value-type="float">
            <text:p>0.93939815</text:p>
          </table:table-cell>
          <table:table-cell office:value-type="float" office:value="0.00462197" calcext:value-type="float">
            <text:p>0.00462197</text:p>
          </table:table-cell>
          <table:table-cell office:value-type="float" office:value="0.04047673" calcext:value-type="float">
            <text:p>0.04047673</text:p>
          </table:table-cell>
          <table:table-cell office:value-type="float" office:value="0.01550315" calcext:value-type="float">
            <text:p>0.01550315</text:p>
          </table:table-cell>
          <table:table-cell office:value-type="float" office:value="0.00451096" calcext:value-type="float">
            <text:p>0.00451096</text:p>
          </table:table-cell>
          <table:table-cell office:value-type="float" office:value="0.96540212" calcext:value-type="float">
            <text:p>0.96540212</text:p>
          </table:table-cell>
          <table:table-cell office:value-type="float" office:value="0.000000000002851" calcext:value-type="float">
            <text:p>2.85E-12</text:p>
          </table:table-cell>
          <table:table-cell office:value-type="float" office:value="0.03008692" calcext:value-type="float">
            <text:p>0.03008692</text:p>
          </table:table-cell>
          <table:table-cell office:value-type="float" office:value="0.00298367" calcext:value-type="float">
            <text:p>0.00298367</text:p>
          </table:table-cell>
          <table:table-cell office:value-type="float" office:value="0.000000000005668" calcext:value-type="float">
            <text:p>5.67E-12</text:p>
          </table:table-cell>
          <table:table-cell office:value-type="float" office:value="0.96401744" calcext:value-type="float">
            <text:p>0.96401744</text:p>
          </table:table-cell>
          <table:table-cell office:value-type="float" office:value="0.03299888" calcext:value-type="float">
            <text:p>0.032998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3345926" calcext:value-type="float">
            <text:p>0.93345926</text:p>
          </table:table-cell>
          <table:table-cell office:value-type="float" office:value="0.0047827" calcext:value-type="float">
            <text:p>0.0047827</text:p>
          </table:table-cell>
          <table:table-cell office:value-type="float" office:value="0.0439348" calcext:value-type="float">
            <text:p>0.0439348</text:p>
          </table:table-cell>
          <table:table-cell office:value-type="float" office:value="0.01782324" calcext:value-type="float">
            <text:p>0.01782324</text:p>
          </table:table-cell>
          <table:table-cell office:value-type="float" office:value="0.00431815" calcext:value-type="float">
            <text:p>0.00431815</text:p>
          </table:table-cell>
          <table:table-cell office:value-type="float" office:value="0.96236011" calcext:value-type="float">
            <text:p>0.96236011</text:p>
          </table:table-cell>
          <table:table-cell office:value-type="float" office:value="0.000000000002981" calcext:value-type="float">
            <text:p>2.98E-12</text:p>
          </table:table-cell>
          <table:table-cell office:value-type="float" office:value="0.03332174" calcext:value-type="float">
            <text:p>0.03332174</text:p>
          </table:table-cell>
          <table:table-cell office:value-type="float" office:value="0.00272682" calcext:value-type="float">
            <text:p>0.00272682</text:p>
          </table:table-cell>
          <table:table-cell office:value-type="float" office:value="0.000000000005395" calcext:value-type="float">
            <text:p>5.40E-12</text:p>
          </table:table-cell>
          <table:table-cell office:value-type="float" office:value="0.96238126" calcext:value-type="float">
            <text:p>0.96238126</text:p>
          </table:table-cell>
          <table:table-cell office:value-type="float" office:value="0.03489192" calcext:value-type="float">
            <text:p>0.034891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2689091" calcext:value-type="float">
            <text:p>0.92689091</text:p>
          </table:table-cell>
          <table:table-cell office:value-type="float" office:value="0.0049613" calcext:value-type="float">
            <text:p>0.0049613</text:p>
          </table:table-cell>
          <table:table-cell office:value-type="float" office:value="0.04759333" calcext:value-type="float">
            <text:p>0.04759333</text:p>
          </table:table-cell>
          <table:table-cell office:value-type="float" office:value="0.02055446" calcext:value-type="float">
            <text:p>0.02055446</text:p>
          </table:table-cell>
          <table:table-cell office:value-type="float" office:value="0.00411884" calcext:value-type="float">
            <text:p>0.00411884</text:p>
          </table:table-cell>
          <table:table-cell office:value-type="float" office:value="0.9589672" calcext:value-type="float">
            <text:p>0.9589672</text:p>
          </table:table-cell>
          <table:table-cell office:value-type="float" office:value="0.000000000003102" calcext:value-type="float">
            <text:p>3.10E-12</text:p>
          </table:table-cell>
          <table:table-cell office:value-type="float" office:value="0.03691397" calcext:value-type="float">
            <text:p>0.03691397</text:p>
          </table:table-cell>
          <table:table-cell office:value-type="float" office:value="0.00249444" calcext:value-type="float">
            <text:p>0.00249444</text:p>
          </table:table-cell>
          <table:table-cell office:value-type="float" office:value="0.000000000005155" calcext:value-type="float">
            <text:p>5.16E-12</text:p>
          </table:table-cell>
          <table:table-cell office:value-type="float" office:value="0.96043513" calcext:value-type="float">
            <text:p>0.96043513</text:p>
          </table:table-cell>
          <table:table-cell office:value-type="float" office:value="0.03707043" calcext:value-type="float">
            <text:p>0.037070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1961658" calcext:value-type="float">
            <text:p>0.91961658</text:p>
          </table:table-cell>
          <table:table-cell office:value-type="float" office:value="0.00515883" calcext:value-type="float">
            <text:p>0.00515883</text:p>
          </table:table-cell>
          <table:table-cell office:value-type="float" office:value="0.05144878" calcext:value-type="float">
            <text:p>0.05144878</text:p>
          </table:table-cell>
          <table:table-cell office:value-type="float" office:value="0.0237758" calcext:value-type="float">
            <text:p>0.0237758</text:p>
          </table:table-cell>
          <table:table-cell office:value-type="float" office:value="0.00391453" calcext:value-type="float">
            <text:p>0.00391453</text:p>
          </table:table-cell>
          <table:table-cell office:value-type="float" office:value="0.95518323" calcext:value-type="float">
            <text:p>0.95518323</text:p>
          </table:table-cell>
          <table:table-cell office:value-type="float" office:value="0.000000000003212" calcext:value-type="float">
            <text:p>3.21E-12</text:p>
          </table:table-cell>
          <table:table-cell office:value-type="float" office:value="0.04090223" calcext:value-type="float">
            <text:p>0.04090223</text:p>
          </table:table-cell>
          <table:table-cell office:value-type="float" office:value="0.00228394" calcext:value-type="float">
            <text:p>0.00228394</text:p>
          </table:table-cell>
          <table:table-cell office:value-type="float" office:value="0.000000000004947" calcext:value-type="float">
            <text:p>4.95E-12</text:p>
          </table:table-cell>
          <table:table-cell office:value-type="float" office:value="0.95814383" calcext:value-type="float">
            <text:p>0.95814383</text:p>
          </table:table-cell>
          <table:table-cell office:value-type="float" office:value="0.03957223" calcext:value-type="float">
            <text:p>0.0395722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1154784" calcext:value-type="float">
            <text:p>0.91154784</text:p>
          </table:table-cell>
          <table:table-cell office:value-type="float" office:value="0.00537638" calcext:value-type="float">
            <text:p>0.00537638</text:p>
          </table:table-cell>
          <table:table-cell office:value-type="float" office:value="0.05549389" calcext:value-type="float">
            <text:p>0.05549389</text:p>
          </table:table-cell>
          <table:table-cell office:value-type="float" office:value="0.02758189" calcext:value-type="float">
            <text:p>0.02758189</text:p>
          </table:table-cell>
          <table:table-cell office:value-type="float" office:value="0.00370673" calcext:value-type="float">
            <text:p>0.00370673</text:p>
          </table:table-cell>
          <table:table-cell office:value-type="float" office:value="0.95096444" calcext:value-type="float">
            <text:p>0.95096444</text:p>
          </table:table-cell>
          <table:table-cell office:value-type="float" office:value="0.00000000000331" calcext:value-type="float">
            <text:p>3.31E-12</text:p>
          </table:table-cell>
          <table:table-cell office:value-type="float" office:value="0.04532882" calcext:value-type="float">
            <text:p>0.04532882</text:p>
          </table:table-cell>
          <table:table-cell office:value-type="float" office:value="0.00209301" calcext:value-type="float">
            <text:p>0.00209301</text:p>
          </table:table-cell>
          <table:table-cell office:value-type="float" office:value="0.000000000004767" calcext:value-type="float">
            <text:p>4.77E-12</text:p>
          </table:table-cell>
          <table:table-cell office:value-type="float" office:value="0.95546523" calcext:value-type="float">
            <text:p>0.95546523</text:p>
          </table:table-cell>
          <table:table-cell office:value-type="float" office:value="0.04244176" calcext:value-type="float">
            <text:p>0.042441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025824" calcext:value-type="float">
            <text:p>0.9025824</text:p>
          </table:table-cell>
          <table:table-cell office:value-type="float" office:value="0.00561503" calcext:value-type="float">
            <text:p>0.00561503</text:p>
          </table:table-cell>
          <table:table-cell office:value-type="float" office:value="0.0597168" calcext:value-type="float">
            <text:p>0.0597168</text:p>
          </table:table-cell>
          <table:table-cell office:value-type="float" office:value="0.03208576" calcext:value-type="float">
            <text:p>0.03208576</text:p>
          </table:table-cell>
          <table:table-cell office:value-type="float" office:value="0.00349691" calcext:value-type="float">
            <text:p>0.00349691</text:p>
          </table:table-cell>
          <table:table-cell office:value-type="float" office:value="0.94626324" calcext:value-type="float">
            <text:p>0.94626324</text:p>
          </table:table-cell>
          <table:table-cell office:value-type="float" office:value="0.000000000003394" calcext:value-type="float">
            <text:p>3.39E-12</text:p>
          </table:table-cell>
          <table:table-cell office:value-type="float" office:value="0.05023986" calcext:value-type="float">
            <text:p>0.05023986</text:p>
          </table:table-cell>
          <table:table-cell office:value-type="float" office:value="0.00191959" calcext:value-type="float">
            <text:p>0.00191959</text:p>
          </table:table-cell>
          <table:table-cell office:value-type="float" office:value="0.000000000004611" calcext:value-type="float">
            <text:p>4.61E-12</text:p>
          </table:table-cell>
          <table:table-cell office:value-type="float" office:value="0.95234929" calcext:value-type="float">
            <text:p>0.95234929</text:p>
          </table:table-cell>
          <table:table-cell office:value-type="float" office:value="0.04573112" calcext:value-type="float">
            <text:p>0.045731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9260199" calcext:value-type="float">
            <text:p>0.89260199</text:p>
          </table:table-cell>
          <table:table-cell office:value-type="float" office:value="0.00587579" calcext:value-type="float">
            <text:p>0.00587579</text:p>
          </table:table-cell>
          <table:table-cell office:value-type="float" office:value="0.06410001" calcext:value-type="float">
            <text:p>0.06410001</text:p>
          </table:table-cell>
          <table:table-cell office:value-type="float" office:value="0.03742221" calcext:value-type="float">
            <text:p>0.03742221</text:p>
          </table:table-cell>
          <table:table-cell office:value-type="float" office:value="0.00328648" calcext:value-type="float">
            <text:p>0.00328648</text:p>
          </table:table-cell>
          <table:table-cell office:value-type="float" office:value="0.94102807" calcext:value-type="float">
            <text:p>0.94102807</text:p>
          </table:table-cell>
          <table:table-cell office:value-type="float" office:value="0.000000000003462" calcext:value-type="float">
            <text:p>3.46E-12</text:p>
          </table:table-cell>
          <table:table-cell office:value-type="float" office:value="0.05568545" calcext:value-type="float">
            <text:p>0.05568545</text:p>
          </table:table-cell>
          <table:table-cell office:value-type="float" office:value="0.00176184" calcext:value-type="float">
            <text:p>0.00176184</text:p>
          </table:table-cell>
          <table:table-cell office:value-type="float" office:value="0.000000000004478" calcext:value-type="float">
            <text:p>4.48E-12</text:p>
          </table:table-cell>
          <table:table-cell office:value-type="float" office:value="0.94873683" calcext:value-type="float">
            <text:p>0.94873683</text:p>
          </table:table-cell>
          <table:table-cell office:value-type="float" office:value="0.04950133" calcext:value-type="float">
            <text:p>0.049501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8147013" calcext:value-type="float">
            <text:p>0.88147013</text:p>
          </table:table-cell>
          <table:table-cell office:value-type="float" office:value="0.00615954" calcext:value-type="float">
            <text:p>0.00615954</text:p>
          </table:table-cell>
          <table:table-cell office:value-type="float" office:value="0.0686191" calcext:value-type="float">
            <text:p>0.0686191</text:p>
          </table:table-cell>
          <table:table-cell office:value-type="float" office:value="0.04375123" calcext:value-type="float">
            <text:p>0.04375123</text:p>
          </table:table-cell>
          <table:table-cell office:value-type="float" office:value="0.00307683" calcext:value-type="float">
            <text:p>0.00307683</text:p>
          </table:table-cell>
          <table:table-cell office:value-type="float" office:value="0.9352034" calcext:value-type="float">
            <text:p>0.9352034</text:p>
          </table:table-cell>
          <table:table-cell office:value-type="float" office:value="0.000000000003513" calcext:value-type="float">
            <text:p>3.51E-12</text:p>
          </table:table-cell>
          <table:table-cell office:value-type="float" office:value="0.06171978" calcext:value-type="float">
            <text:p>0.06171978</text:p>
          </table:table-cell>
          <table:table-cell office:value-type="float" office:value="0.00161813" calcext:value-type="float">
            <text:p>0.00161813</text:p>
          </table:table-cell>
          <table:table-cell office:value-type="float" office:value="0.000000000004366" calcext:value-type="float">
            <text:p>4.37E-12</text:p>
          </table:table-cell>
          <table:table-cell office:value-type="float" office:value="0.94455816" calcext:value-type="float">
            <text:p>0.94455816</text:p>
          </table:table-cell>
          <table:table-cell office:value-type="float" office:value="0.05382371" calcext:value-type="float">
            <text:p>0.053823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6903006" calcext:value-type="float">
            <text:p>0.86903006</text:p>
          </table:table-cell>
          <table:table-cell office:value-type="float" office:value="0.0064669" calcext:value-type="float">
            <text:p>0.0064669</text:p>
          </table:table-cell>
          <table:table-cell office:value-type="float" office:value="0.07324128" calcext:value-type="float">
            <text:p>0.07324128</text:p>
          </table:table-cell>
          <table:table-cell office:value-type="float" office:value="0.05126176" calcext:value-type="float">
            <text:p>0.05126176</text:p>
          </table:table-cell>
          <table:table-cell office:value-type="float" office:value="0.00286923" calcext:value-type="float">
            <text:p>0.00286923</text:p>
          </table:table-cell>
          <table:table-cell office:value-type="float" office:value="0.92872966" calcext:value-type="float">
            <text:p>0.92872966</text:p>
          </table:table-cell>
          <table:table-cell office:value-type="float" office:value="0.000000000003547" calcext:value-type="float">
            <text:p>3.55E-12</text:p>
          </table:table-cell>
          <table:table-cell office:value-type="float" office:value="0.06840111" calcext:value-type="float">
            <text:p>0.06840111</text:p>
          </table:table-cell>
          <table:table-cell office:value-type="float" office:value="0.00148698" calcext:value-type="float">
            <text:p>0.00148698</text:p>
          </table:table-cell>
          <table:table-cell office:value-type="float" office:value="0.000000000004273" calcext:value-type="float">
            <text:p>4.27E-12</text:p>
          </table:table-cell>
          <table:table-cell office:value-type="float" office:value="0.93973147" calcext:value-type="float">
            <text:p>0.93973147</text:p>
          </table:table-cell>
          <table:table-cell office:value-type="float" office:value="0.05878155" calcext:value-type="float">
            <text:p>0.058781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510285" calcext:value-type="float">
            <text:p>0.85510285</text:p>
          </table:table-cell>
          <table:table-cell office:value-type="float" office:value="0.00679812" calcext:value-type="float">
            <text:p>0.00679812</text:p>
          </table:table-cell>
          <table:table-cell office:value-type="float" office:value="0.07792375" calcext:value-type="float">
            <text:p>0.07792375</text:p>
          </table:table-cell>
          <table:table-cell office:value-type="float" office:value="0.06017528" calcext:value-type="float">
            <text:p>0.06017528</text:p>
          </table:table-cell>
          <table:table-cell office:value-type="float" office:value="0.00266491" calcext:value-type="float">
            <text:p>0.00266491</text:p>
          </table:table-cell>
          <table:table-cell office:value-type="float" office:value="0.92154339" calcext:value-type="float">
            <text:p>0.92154339</text:p>
          </table:table-cell>
          <table:table-cell office:value-type="float" office:value="0.000000000003562" calcext:value-type="float">
            <text:p>3.56E-12</text:p>
          </table:table-cell>
          <table:table-cell office:value-type="float" office:value="0.0757917" calcext:value-type="float">
            <text:p>0.0757917</text:p>
          </table:table-cell>
          <table:table-cell office:value-type="float" office:value="0.00136708" calcext:value-type="float">
            <text:p>0.00136708</text:p>
          </table:table-cell>
          <table:table-cell office:value-type="float" office:value="0.000000000004196" calcext:value-type="float">
            <text:p>4.20E-12</text:p>
          </table:table-cell>
          <table:table-cell office:value-type="float" office:value="0.93416112" calcext:value-type="float">
            <text:p>0.93416112</text:p>
          </table:table-cell>
          <table:table-cell office:value-type="float" office:value="0.0644718" calcext:value-type="float">
            <text:p>0.06447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3948643" calcext:value-type="float">
            <text:p>0.83948643</text:p>
          </table:table-cell>
          <table:table-cell office:value-type="float" office:value="0.00715289" calcext:value-type="float">
            <text:p>0.00715289</text:p>
          </table:table-cell>
          <table:table-cell office:value-type="float" office:value="0.0826118" calcext:value-type="float">
            <text:p>0.0826118</text:p>
          </table:table-cell>
          <table:table-cell office:value-type="float" office:value="0.07074888" calcext:value-type="float">
            <text:p>0.07074888</text:p>
          </table:table-cell>
          <table:table-cell office:value-type="float" office:value="0.00246499" calcext:value-type="float">
            <text:p>0.00246499</text:p>
          </table:table-cell>
          <table:table-cell office:value-type="float" office:value="0.91357747" calcext:value-type="float">
            <text:p>0.91357747</text:p>
          </table:table-cell>
          <table:table-cell office:value-type="float" office:value="0.000000000003558" calcext:value-type="float">
            <text:p>3.56E-12</text:p>
          </table:table-cell>
          <table:table-cell office:value-type="float" office:value="0.08395754" calcext:value-type="float">
            <text:p>0.08395754</text:p>
          </table:table-cell>
          <table:table-cell office:value-type="float" office:value="0.00125724" calcext:value-type="float">
            <text:p>0.00125724</text:p>
          </table:table-cell>
          <table:table-cell office:value-type="float" office:value="0.000000000004136" calcext:value-type="float">
            <text:p>4.14E-12</text:p>
          </table:table-cell>
          <table:table-cell office:value-type="float" office:value="0.92773572" calcext:value-type="float">
            <text:p>0.92773572</text:p>
          </table:table-cell>
          <table:table-cell office:value-type="float" office:value="0.07100704" calcext:value-type="float">
            <text:p>0.0710070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2195585" calcext:value-type="float">
            <text:p>0.82195585</text:p>
          </table:table-cell>
          <table:table-cell office:value-type="float" office:value="0.00753013" calcext:value-type="float">
            <text:p>0.00753013</text:p>
          </table:table-cell>
          <table:table-cell office:value-type="float" office:value="0.08723694" calcext:value-type="float">
            <text:p>0.08723694</text:p>
          </table:table-cell>
          <table:table-cell office:value-type="float" office:value="0.08327707" calcext:value-type="float">
            <text:p>0.08327707</text:p>
          </table:table-cell>
          <table:table-cell office:value-type="float" office:value="0.00227048" calcext:value-type="float">
            <text:p>0.00227048</text:p>
          </table:table-cell>
          <table:table-cell office:value-type="float" office:value="0.90476155" calcext:value-type="float">
            <text:p>0.90476155</text:p>
          </table:table-cell>
          <table:table-cell office:value-type="float" office:value="0.000000000003535" calcext:value-type="float">
            <text:p>3.54E-12</text:p>
          </table:table-cell>
          <table:table-cell office:value-type="float" office:value="0.09296797" calcext:value-type="float">
            <text:p>0.09296797</text:p>
          </table:table-cell>
          <table:table-cell office:value-type="float" office:value="0.00115641" calcext:value-type="float">
            <text:p>0.00115641</text:p>
          </table:table-cell>
          <table:table-cell office:value-type="float" office:value="0.000000000004091" calcext:value-type="float">
            <text:p>4.09E-12</text:p>
          </table:table-cell>
          <table:table-cell office:value-type="float" office:value="0.92032609" calcext:value-type="float">
            <text:p>0.92032609</text:p>
          </table:table-cell>
          <table:table-cell office:value-type="float" office:value="0.0785175" calcext:value-type="float">
            <text:p>0.07851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0226582" calcext:value-type="float">
            <text:p>0.80226582</text:p>
          </table:table-cell>
          <table:table-cell office:value-type="float" office:value="0.0079277" calcext:value-type="float">
            <text:p>0.0079277</text:p>
          </table:table-cell>
          <table:table-cell office:value-type="float" office:value="0.091715" calcext:value-type="float">
            <text:p>0.091715</text:p>
          </table:table-cell>
          <table:table-cell office:value-type="float" office:value="0.09809149" calcext:value-type="float">
            <text:p>0.09809149</text:p>
          </table:table-cell>
          <table:table-cell office:value-type="float" office:value="0.0020823" calcext:value-type="float">
            <text:p>0.0020823</text:p>
          </table:table-cell>
          <table:table-cell office:value-type="float" office:value="0.89502264" calcext:value-type="float">
            <text:p>0.89502264</text:p>
          </table:table-cell>
          <table:table-cell office:value-type="float" office:value="0.000000000003492" calcext:value-type="float">
            <text:p>3.49E-12</text:p>
          </table:table-cell>
          <table:table-cell office:value-type="float" office:value="0.10289507" calcext:value-type="float">
            <text:p>0.10289507</text:p>
          </table:table-cell>
          <table:table-cell office:value-type="float" office:value="0.00106363" calcext:value-type="float">
            <text:p>0.00106363</text:p>
          </table:table-cell>
          <table:table-cell office:value-type="float" office:value="0.000000000004058" calcext:value-type="float">
            <text:p>4.06E-12</text:p>
          </table:table-cell>
          <table:table-cell office:value-type="float" office:value="0.91178337" calcext:value-type="float">
            <text:p>0.91178337</text:p>
          </table:table-cell>
          <table:table-cell office:value-type="float" office:value="0.087153" calcext:value-type="float">
            <text:p>0.0871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8015646" calcext:value-type="float">
            <text:p>0.78015646</text:p>
          </table:table-cell>
          <table:table-cell office:value-type="float" office:value="0.00834207" calcext:value-type="float">
            <text:p>0.00834207</text:p>
          </table:table-cell>
          <table:table-cell office:value-type="float" office:value="0.09594459" calcext:value-type="float">
            <text:p>0.09594459</text:p>
          </table:table-cell>
          <table:table-cell office:value-type="float" office:value="0.11555689" calcext:value-type="float">
            <text:p>0.11555689</text:p>
          </table:table-cell>
          <table:table-cell office:value-type="float" office:value="0.00190125" calcext:value-type="float">
            <text:p>0.00190125</text:p>
          </table:table-cell>
          <table:table-cell office:value-type="float" office:value="0.88428597" calcext:value-type="float">
            <text:p>0.88428597</text:p>
          </table:table-cell>
          <table:table-cell office:value-type="float" office:value="0.00000000000343" calcext:value-type="float">
            <text:p>3.43E-12</text:p>
          </table:table-cell>
          <table:table-cell office:value-type="float" office:value="0.11381278" calcext:value-type="float">
            <text:p>0.11381278</text:p>
          </table:table-cell>
          <table:table-cell office:value-type="float" office:value="0.00097805" calcext:value-type="float">
            <text:p>0.00097805</text:p>
          </table:table-cell>
          <table:table-cell office:value-type="float" office:value="0.000000000004038" calcext:value-type="float">
            <text:p>4.04E-12</text:p>
          </table:table-cell>
          <table:table-cell office:value-type="float" office:value="0.90193713" calcext:value-type="float">
            <text:p>0.90193713</text:p>
          </table:table-cell>
          <table:table-cell office:value-type="float" office:value="0.09708482" calcext:value-type="float">
            <text:p>0.0970848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5536379" calcext:value-type="float">
            <text:p>0.75536379</text:p>
          </table:table-cell>
          <table:table-cell office:value-type="float" office:value="0.00876799" calcext:value-type="float">
            <text:p>0.00876799</text:p>
          </table:table-cell>
          <table:table-cell office:value-type="float" office:value="0.09980636" calcext:value-type="float">
            <text:p>0.09980636</text:p>
          </table:table-cell>
          <table:table-cell office:value-type="float" office:value="0.13606185" calcext:value-type="float">
            <text:p>0.13606185</text:p>
          </table:table-cell>
          <table:table-cell office:value-type="float" office:value="0.00172801" calcext:value-type="float">
            <text:p>0.00172801</text:p>
          </table:table-cell>
          <table:table-cell office:value-type="float" office:value="0.8724762" calcext:value-type="float">
            <text:p>0.8724762</text:p>
          </table:table-cell>
          <table:table-cell office:value-type="float" office:value="0.000000000003349" calcext:value-type="float">
            <text:p>3.35E-12</text:p>
          </table:table-cell>
          <table:table-cell office:value-type="float" office:value="0.12579579" calcext:value-type="float">
            <text:p>0.12579579</text:p>
          </table:table-cell>
          <table:table-cell office:value-type="float" office:value="0.00089888" calcext:value-type="float">
            <text:p>0.00089888</text:p>
          </table:table-cell>
          <table:table-cell office:value-type="float" office:value="0.000000000004029" calcext:value-type="float">
            <text:p>4.03E-12</text:p>
          </table:table-cell>
          <table:table-cell office:value-type="float" office:value="0.89059414" calcext:value-type="float">
            <text:p>0.89059414</text:p>
          </table:table-cell>
          <table:table-cell office:value-type="float" office:value="0.10850699" calcext:value-type="float">
            <text:p>0.108506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2763624" calcext:value-type="float">
            <text:p>0.72763624</text:p>
          </table:table-cell>
          <table:table-cell office:value-type="float" office:value="0.00919811" calcext:value-type="float">
            <text:p>0.00919811</text:p>
          </table:table-cell>
          <table:table-cell office:value-type="float" office:value="0.10316355" calcext:value-type="float">
            <text:p>0.10316355</text:p>
          </table:table-cell>
          <table:table-cell office:value-type="float" office:value="0.16000209" calcext:value-type="float">
            <text:p>0.16000209</text:p>
          </table:table-cell>
          <table:table-cell office:value-type="float" office:value="0.00156318" calcext:value-type="float">
            <text:p>0.00156318</text:p>
          </table:table-cell>
          <table:table-cell office:value-type="float" office:value="0.85951881" calcext:value-type="float">
            <text:p>0.85951881</text:p>
          </table:table-cell>
          <table:table-cell office:value-type="float" office:value="0.000000000003251" calcext:value-type="float">
            <text:p>3.25E-12</text:p>
          </table:table-cell>
          <table:table-cell office:value-type="float" office:value="0.13891801" calcext:value-type="float">
            <text:p>0.13891801</text:p>
          </table:table-cell>
          <table:table-cell office:value-type="float" office:value="0.00082542" calcext:value-type="float">
            <text:p>0.00082542</text:p>
          </table:table-cell>
          <table:table-cell office:value-type="float" office:value="0.000000000004029" calcext:value-type="float">
            <text:p>4.03E-12</text:p>
          </table:table-cell>
          <table:table-cell office:value-type="float" office:value="0.8775378" calcext:value-type="float">
            <text:p>0.8775378</text:p>
          </table:table-cell>
          <table:table-cell office:value-type="float" office:value="0.12163678" calcext:value-type="float">
            <text:p>0.121636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9675851" calcext:value-type="float">
            <text:p>0.69675851</text:p>
          </table:table-cell>
          <table:table-cell office:value-type="float" office:value="0.00962267" calcext:value-type="float">
            <text:p>0.00962267</text:p>
          </table:table-cell>
          <table:table-cell office:value-type="float" office:value="0.10586459" calcext:value-type="float">
            <text:p>0.10586459</text:p>
          </table:table-cell>
          <table:table-cell office:value-type="float" office:value="0.18775423" calcext:value-type="float">
            <text:p>0.18775423</text:p>
          </table:table-cell>
          <table:table-cell office:value-type="float" office:value="0.0014072" calcext:value-type="float">
            <text:p>0.0014072</text:p>
          </table:table-cell>
          <table:table-cell office:value-type="float" office:value="0.84534202" calcext:value-type="float">
            <text:p>0.84534202</text:p>
          </table:table-cell>
          <table:table-cell office:value-type="float" office:value="0.000000000003136" calcext:value-type="float">
            <text:p>3.14E-12</text:p>
          </table:table-cell>
          <table:table-cell office:value-type="float" office:value="0.15325078" calcext:value-type="float">
            <text:p>0.15325078</text:p>
          </table:table-cell>
          <table:table-cell office:value-type="float" office:value="0.00075705" calcext:value-type="float">
            <text:p>0.00075705</text:p>
          </table:table-cell>
          <table:table-cell office:value-type="float" office:value="0.000000000004037" calcext:value-type="float">
            <text:p>4.04E-12</text:p>
          </table:table-cell>
          <table:table-cell office:value-type="float" office:value="0.86252911" calcext:value-type="float">
            <text:p>0.86252911</text:p>
          </table:table-cell>
          <table:table-cell office:value-type="float" office:value="0.13671384" calcext:value-type="float">
            <text:p>0.1367138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6258323" calcext:value-type="float">
            <text:p>0.66258323</text:p>
          </table:table-cell>
          <table:table-cell office:value-type="float" office:value="0.01002932" calcext:value-type="float">
            <text:p>0.01002932</text:p>
          </table:table-cell>
          <table:table-cell office:value-type="float" office:value="0.10774868" calcext:value-type="float">
            <text:p>0.10774868</text:p>
          </table:table-cell>
          <table:table-cell office:value-type="float" office:value="0.21963877" calcext:value-type="float">
            <text:p>0.21963877</text:p>
          </table:table-cell>
          <table:table-cell office:value-type="float" office:value="0.00126044" calcext:value-type="float">
            <text:p>0.00126044</text:p>
          </table:table-cell>
          <table:table-cell office:value-type="float" office:value="0.8298789" calcext:value-type="float">
            <text:p>0.8298789</text:p>
          </table:table-cell>
          <table:table-cell office:value-type="float" office:value="0.000000000003007" calcext:value-type="float">
            <text:p>3.01E-12</text:p>
          </table:table-cell>
          <table:table-cell office:value-type="float" office:value="0.16886066" calcext:value-type="float">
            <text:p>0.16886066</text:p>
          </table:table-cell>
          <table:table-cell office:value-type="float" office:value="0.00069321" calcext:value-type="float">
            <text:p>0.00069321</text:p>
          </table:table-cell>
          <table:table-cell office:value-type="float" office:value="0.000000000004052" calcext:value-type="float">
            <text:p>4.05E-12</text:p>
          </table:table-cell>
          <table:table-cell office:value-type="float" office:value="0.84530967" calcext:value-type="float">
            <text:p>0.84530967</text:p>
          </table:table-cell>
          <table:table-cell office:value-type="float" office:value="0.15399712" calcext:value-type="float">
            <text:p>0.153997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2506966" calcext:value-type="float">
            <text:p>0.62506966</text:p>
          </table:table-cell>
          <table:table-cell office:value-type="float" office:value="0.01040317" calcext:value-type="float">
            <text:p>0.01040317</text:p>
          </table:table-cell>
          <table:table-cell office:value-type="float" office:value="0.10865497" calcext:value-type="float">
            <text:p>0.10865497</text:p>
          </table:table-cell>
          <table:table-cell office:value-type="float" office:value="0.25587219" calcext:value-type="float">
            <text:p>0.25587219</text:p>
          </table:table-cell>
          <table:table-cell office:value-type="float" office:value="0.00112313" calcext:value-type="float">
            <text:p>0.00112313</text:p>
          </table:table-cell>
          <table:table-cell office:value-type="float" office:value="0.81307004" calcext:value-type="float">
            <text:p>0.81307004</text:p>
          </table:table-cell>
          <table:table-cell office:value-type="float" office:value="0.000000000002864" calcext:value-type="float">
            <text:p>2.86E-12</text:p>
          </table:table-cell>
          <table:table-cell office:value-type="float" office:value="0.18580684" calcext:value-type="float">
            <text:p>0.18580684</text:p>
          </table:table-cell>
          <table:table-cell office:value-type="float" office:value="0.0006334" calcext:value-type="float">
            <text:p>0.0006334</text:p>
          </table:table-cell>
          <table:table-cell office:value-type="float" office:value="0.00000000000407" calcext:value-type="float">
            <text:p>4.07E-12</text:p>
          </table:table-cell>
          <table:table-cell office:value-type="float" office:value="0.82560774" calcext:value-type="float">
            <text:p>0.82560774</text:p>
          </table:table-cell>
          <table:table-cell office:value-type="float" office:value="0.17375886" calcext:value-type="float">
            <text:p>0.1737588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8432591" calcext:value-type="float">
            <text:p>0.58432591</text:p>
          </table:table-cell>
          <table:table-cell office:value-type="float" office:value="0.01072722" calcext:value-type="float">
            <text:p>0.01072722</text:p>
          </table:table-cell>
          <table:table-cell office:value-type="float" office:value="0.10843577" calcext:value-type="float">
            <text:p>0.10843577</text:p>
          </table:table-cell>
          <table:table-cell office:value-type="float" office:value="0.29651109" calcext:value-type="float">
            <text:p>0.29651109</text:p>
          </table:table-cell>
          <table:table-cell office:value-type="float" office:value="0.0009954" calcext:value-type="float">
            <text:p>0.0009954</text:p>
          </table:table-cell>
          <table:table-cell office:value-type="float" office:value="0.7948664" calcext:value-type="float">
            <text:p>0.7948664</text:p>
          </table:table-cell>
          <table:table-cell office:value-type="float" office:value="0.000000000002709" calcext:value-type="float">
            <text:p>2.71E-12</text:p>
          </table:table-cell>
          <table:table-cell office:value-type="float" office:value="0.2041382" calcext:value-type="float">
            <text:p>0.2041382</text:p>
          </table:table-cell>
          <table:table-cell office:value-type="float" office:value="0.00057717" calcext:value-type="float">
            <text:p>0.00057717</text:p>
          </table:table-cell>
          <table:table-cell office:value-type="float" office:value="0.000000000004091" calcext:value-type="float">
            <text:p>4.09E-12</text:p>
          </table:table-cell>
          <table:table-cell office:value-type="float" office:value="0.80314835" calcext:value-type="float">
            <text:p>0.80314835</text:p>
          </table:table-cell>
          <table:table-cell office:value-type="float" office:value="0.19627449" calcext:value-type="float">
            <text:p>0.196274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4064859" calcext:value-type="float">
            <text:p>0.54064859</text:p>
          </table:table-cell>
          <table:table-cell office:value-type="float" office:value="0.01098324" calcext:value-type="float">
            <text:p>0.01098324</text:p>
          </table:table-cell>
          <table:table-cell office:value-type="float" office:value="0.10697329" calcext:value-type="float">
            <text:p>0.10697329</text:p>
          </table:table-cell>
          <table:table-cell office:value-type="float" office:value="0.34139488" calcext:value-type="float">
            <text:p>0.34139488</text:p>
          </table:table-cell>
          <table:table-cell office:value-type="float" office:value="0.00087731" calcext:value-type="float">
            <text:p>0.00087731</text:p>
          </table:table-cell>
          <table:table-cell office:value-type="float" office:value="0.77523254" calcext:value-type="float">
            <text:p>0.77523254</text:p>
          </table:table-cell>
          <table:table-cell office:value-type="float" office:value="0.000000000002546" calcext:value-type="float">
            <text:p>2.55E-12</text:p>
          </table:table-cell>
          <table:table-cell office:value-type="float" office:value="0.22389014" calcext:value-type="float">
            <text:p>0.22389014</text:p>
          </table:table-cell>
          <table:table-cell office:value-type="float" office:value="0.00052415" calcext:value-type="float">
            <text:p>0.00052415</text:p>
          </table:table-cell>
          <table:table-cell office:value-type="float" office:value="0.000000000004111" calcext:value-type="float">
            <text:p>4.11E-12</text:p>
          </table:table-cell>
          <table:table-cell office:value-type="float" office:value="0.77766853" calcext:value-type="float">
            <text:p>0.77766853</text:p>
          </table:table-cell>
          <table:table-cell office:value-type="float" office:value="0.22180732" calcext:value-type="float">
            <text:p>0.221807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9455056" calcext:value-type="float">
            <text:p>0.49455056</text:p>
          </table:table-cell>
          <table:table-cell office:value-type="float" office:value="0.01115316" calcext:value-type="float">
            <text:p>0.01115316</text:p>
          </table:table-cell>
          <table:table-cell office:value-type="float" office:value="0.10419825" calcext:value-type="float">
            <text:p>0.10419825</text:p>
          </table:table-cell>
          <table:table-cell office:value-type="float" office:value="0.39009803" calcext:value-type="float">
            <text:p>0.39009803</text:p>
          </table:table-cell>
          <table:table-cell office:value-type="float" office:value="0.00076879" calcext:value-type="float">
            <text:p>0.00076879</text:p>
          </table:table-cell>
          <table:table-cell office:value-type="float" office:value="0.75415001" calcext:value-type="float">
            <text:p>0.75415001</text:p>
          </table:table-cell>
          <table:table-cell office:value-type="float" office:value="0.000000000002376" calcext:value-type="float">
            <text:p>2.38E-12</text:p>
          </table:table-cell>
          <table:table-cell office:value-type="float" office:value="0.2450812" calcext:value-type="float">
            <text:p>0.2450812</text:p>
          </table:table-cell>
          <table:table-cell office:value-type="float" office:value="0.00047404" calcext:value-type="float">
            <text:p>0.00047404</text:p>
          </table:table-cell>
          <table:table-cell office:value-type="float" office:value="0.000000000004128" calcext:value-type="float">
            <text:p>4.13E-12</text:p>
          </table:table-cell>
          <table:table-cell office:value-type="float" office:value="0.74893855" calcext:value-type="float">
            <text:p>0.74893855</text:p>
          </table:table-cell>
          <table:table-cell office:value-type="float" office:value="0.25058741" calcext:value-type="float">
            <text:p>0.250587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4676616" calcext:value-type="float">
            <text:p>0.44676616</text:p>
          </table:table-cell>
          <table:table-cell office:value-type="float" office:value="0.0112209" calcext:value-type="float">
            <text:p>0.0112209</text:p>
          </table:table-cell>
          <table:table-cell office:value-type="float" office:value="0.10010736" calcext:value-type="float">
            <text:p>0.10010736</text:p>
          </table:table-cell>
          <table:table-cell office:value-type="float" office:value="0.44190557" calcext:value-type="float">
            <text:p>0.44190557</text:p>
          </table:table-cell>
          <table:table-cell office:value-type="float" office:value="0.00066969" calcext:value-type="float">
            <text:p>0.00066969</text:p>
          </table:table-cell>
          <table:table-cell office:value-type="float" office:value="0.7316207" calcext:value-type="float">
            <text:p>0.7316207</text:p>
          </table:table-cell>
          <table:table-cell office:value-type="float" office:value="0.000000000002201" calcext:value-type="float">
            <text:p>2.20E-12</text:p>
          </table:table-cell>
          <table:table-cell office:value-type="float" office:value="0.26770961" calcext:value-type="float">
            <text:p>0.26770961</text:p>
          </table:table-cell>
          <table:table-cell office:value-type="float" office:value="0.00042661" calcext:value-type="float">
            <text:p>0.00042661</text:p>
          </table:table-cell>
          <table:table-cell office:value-type="float" office:value="0.000000000004137" calcext:value-type="float">
            <text:p>4.14E-12</text:p>
          </table:table-cell>
          <table:table-cell office:value-type="float" office:value="0.71678944" calcext:value-type="float">
            <text:p>0.71678944</text:p>
          </table:table-cell>
          <table:table-cell office:value-type="float" office:value="0.28278395" calcext:value-type="float">
            <text:p>0.282783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9822476" calcext:value-type="float">
            <text:p>0.39822476</text:p>
          </table:table-cell>
          <table:table-cell office:value-type="float" office:value="0.01117441" calcext:value-type="float">
            <text:p>0.01117441</text:p>
          </table:table-cell>
          <table:table-cell office:value-type="float" office:value="0.09477562" calcext:value-type="float">
            <text:p>0.09477562</text:p>
          </table:table-cell>
          <table:table-cell office:value-type="float" office:value="0.49582521" calcext:value-type="float">
            <text:p>0.49582521</text:p>
          </table:table-cell>
          <table:table-cell office:value-type="float" office:value="0.00057979" calcext:value-type="float">
            <text:p>0.00057979</text:p>
          </table:table-cell>
          <table:table-cell office:value-type="float" office:value="0.70767012" calcext:value-type="float">
            <text:p>0.70767012</text:p>
          </table:table-cell>
          <table:table-cell office:value-type="float" office:value="0.000000000002024" calcext:value-type="float">
            <text:p>2.02E-12</text:p>
          </table:table-cell>
          <table:table-cell office:value-type="float" office:value="0.29175009" calcext:value-type="float">
            <text:p>0.29175009</text:p>
          </table:table-cell>
          <table:table-cell office:value-type="float" office:value="0.00038168" calcext:value-type="float">
            <text:p>0.00038168</text:p>
          </table:table-cell>
          <table:table-cell office:value-type="float" office:value="0.000000000004135" calcext:value-type="float">
            <text:p>4.14E-12</text:p>
          </table:table-cell>
          <table:table-cell office:value-type="float" office:value="0.6811459" calcext:value-type="float">
            <text:p>0.6811459</text:p>
          </table:table-cell>
          <table:table-cell office:value-type="float" office:value="0.31847243" calcext:value-type="float">
            <text:p>0.318472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499891" calcext:value-type="float">
            <text:p>0.3499891</text:p>
          </table:table-cell>
          <table:table-cell office:value-type="float" office:value="0.0110075" calcext:value-type="float">
            <text:p>0.0110075</text:p>
          </table:table-cell>
          <table:table-cell office:value-type="float" office:value="0.08835927" calcext:value-type="float">
            <text:p>0.08835927</text:p>
          </table:table-cell>
          <table:table-cell office:value-type="float" office:value="0.55064414" calcext:value-type="float">
            <text:p>0.55064414</text:p>
          </table:table-cell>
          <table:table-cell office:value-type="float" office:value="0.00049878" calcext:value-type="float">
            <text:p>0.00049878</text:p>
          </table:table-cell>
          <table:table-cell office:value-type="float" office:value="0.68235023" calcext:value-type="float">
            <text:p>0.68235023</text:p>
          </table:table-cell>
          <table:table-cell office:value-type="float" office:value="0.000000000001847" calcext:value-type="float">
            <text:p>1.85E-12</text:p>
          </table:table-cell>
          <table:table-cell office:value-type="float" office:value="0.31715099" calcext:value-type="float">
            <text:p>0.31715099</text:p>
          </table:table-cell>
          <table:table-cell office:value-type="float" office:value="0.00033916" calcext:value-type="float">
            <text:p>0.00033916</text:p>
          </table:table-cell>
          <table:table-cell office:value-type="float" office:value="0.000000000004119" calcext:value-type="float">
            <text:p>4.12E-12</text:p>
          </table:table-cell>
          <table:table-cell office:value-type="float" office:value="0.64206227" calcext:value-type="float">
            <text:p>0.64206227</text:p>
          </table:table-cell>
          <table:table-cell office:value-type="float" office:value="0.35759857" calcext:value-type="float">
            <text:p>0.3575985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0316407" calcext:value-type="float">
            <text:p>0.30316407</text:p>
          </table:table-cell>
          <table:table-cell office:value-type="float" office:value="0.01072106" calcext:value-type="float">
            <text:p>0.01072106</text:p>
          </table:table-cell>
          <table:table-cell office:value-type="float" office:value="0.08108698" calcext:value-type="float">
            <text:p>0.08108698</text:p>
          </table:table-cell>
          <table:table-cell office:value-type="float" office:value="0.60502788" calcext:value-type="float">
            <text:p>0.60502788</text:p>
          </table:table-cell>
          <table:table-cell office:value-type="float" office:value="0.00042629" calcext:value-type="float">
            <text:p>0.00042629</text:p>
          </table:table-cell>
          <table:table-cell office:value-type="float" office:value="0.65574156" calcext:value-type="float">
            <text:p>0.65574156</text:p>
          </table:table-cell>
          <table:table-cell office:value-type="float" office:value="0.000000000001672" calcext:value-type="float">
            <text:p>1.67E-12</text:p>
          </table:table-cell>
          <table:table-cell office:value-type="float" office:value="0.34383214" calcext:value-type="float">
            <text:p>0.34383214</text:p>
          </table:table-cell>
          <table:table-cell office:value-type="float" office:value="0.00029904" calcext:value-type="float">
            <text:p>0.00029904</text:p>
          </table:table-cell>
          <table:table-cell office:value-type="float" office:value="0.000000000004083" calcext:value-type="float">
            <text:p>4.08E-12</text:p>
          </table:table-cell>
          <table:table-cell office:value-type="float" office:value="0.59975691" calcext:value-type="float">
            <text:p>0.59975691</text:p>
          </table:table-cell>
          <table:table-cell office:value-type="float" office:value="0.39994405" calcext:value-type="float">
            <text:p>0.399944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5879072" calcext:value-type="float">
            <text:p>0.25879072</text:p>
          </table:table-cell>
          <table:table-cell office:value-type="float" office:value="0.01032342" calcext:value-type="float">
            <text:p>0.01032342</text:p>
          </table:table-cell>
          <table:table-cell office:value-type="float" office:value="0.07323935" calcext:value-type="float">
            <text:p>0.07323935</text:p>
          </table:table-cell>
          <table:table-cell office:value-type="float" office:value="0.65764651" calcext:value-type="float">
            <text:p>0.65764651</text:p>
          </table:table-cell>
          <table:table-cell office:value-type="float" office:value="0.0003619" calcext:value-type="float">
            <text:p>0.0003619</text:p>
          </table:table-cell>
          <table:table-cell office:value-type="float" office:value="0.62795449" calcext:value-type="float">
            <text:p>0.62795449</text:p>
          </table:table-cell>
          <table:table-cell office:value-type="float" office:value="0.000000000001502" calcext:value-type="float">
            <text:p>1.50E-12</text:p>
          </table:table-cell>
          <table:table-cell office:value-type="float" office:value="0.37168361" calcext:value-type="float">
            <text:p>0.37168361</text:p>
          </table:table-cell>
          <table:table-cell office:value-type="float" office:value="0.00026136" calcext:value-type="float">
            <text:p>0.00026136</text:p>
          </table:table-cell>
          <table:table-cell office:value-type="float" office:value="0.000000000004026" calcext:value-type="float">
            <text:p>4.03E-12</text:p>
          </table:table-cell>
          <table:table-cell office:value-type="float" office:value="0.55463848" calcext:value-type="float">
            <text:p>0.55463848</text:p>
          </table:table-cell>
          <table:table-cell office:value-type="float" office:value="0.44510016" calcext:value-type="float">
            <text:p>0.445100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1774644" calcext:value-type="float">
            <text:p>0.21774644</text:p>
          </table:table-cell>
          <table:table-cell office:value-type="float" office:value="0.00982945" calcext:value-type="float">
            <text:p>0.00982945</text:p>
          </table:table-cell>
          <table:table-cell office:value-type="float" office:value="0.06512022" calcext:value-type="float">
            <text:p>0.06512022</text:p>
          </table:table-cell>
          <table:table-cell office:value-type="float" office:value="0.70730389" calcext:value-type="float">
            <text:p>0.70730389</text:p>
          </table:table-cell>
          <table:table-cell office:value-type="float" office:value="0.00030513" calcext:value-type="float">
            <text:p>0.00030513</text:p>
          </table:table-cell>
          <table:table-cell office:value-type="float" office:value="0.59912925" calcext:value-type="float">
            <text:p>0.59912925</text:p>
          </table:table-cell>
          <table:table-cell office:value-type="float" office:value="0.000000000001338" calcext:value-type="float">
            <text:p>1.34E-12</text:p>
          </table:table-cell>
          <table:table-cell office:value-type="float" office:value="0.40056562" calcext:value-type="float">
            <text:p>0.40056562</text:p>
          </table:table-cell>
          <table:table-cell office:value-type="float" office:value="0.00022622" calcext:value-type="float">
            <text:p>0.00022622</text:p>
          </table:table-cell>
          <table:table-cell office:value-type="float" office:value="0.000000000003943" calcext:value-type="float">
            <text:p>3.94E-12</text:p>
          </table:table-cell>
          <table:table-cell office:value-type="float" office:value="0.5073163" calcext:value-type="float">
            <text:p>0.5073163</text:p>
          </table:table-cell>
          <table:table-cell office:value-type="float" office:value="0.49245748" calcext:value-type="float">
            <text:p>0.4924574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8067135" calcext:value-type="float">
            <text:p>0.18067135</text:p>
          </table:table-cell>
          <table:table-cell office:value-type="float" office:value="0.0092589" calcext:value-type="float">
            <text:p>0.0092589</text:p>
          </table:table-cell>
          <table:table-cell office:value-type="float" office:value="0.05702557" calcext:value-type="float">
            <text:p>0.05702557</text:p>
          </table:table-cell>
          <table:table-cell office:value-type="float" office:value="0.75304418" calcext:value-type="float">
            <text:p>0.75304418</text:p>
          </table:table-cell>
          <table:table-cell office:value-type="float" office:value="0.00025545" calcext:value-type="float">
            <text:p>0.00025545</text:p>
          </table:table-cell>
          <table:table-cell office:value-type="float" office:value="0.56943462" calcext:value-type="float">
            <text:p>0.56943462</text:p>
          </table:table-cell>
          <table:table-cell office:value-type="float" office:value="0.000000000001183" calcext:value-type="float">
            <text:p>1.18E-12</text:p>
          </table:table-cell>
          <table:table-cell office:value-type="float" office:value="0.43030993" calcext:value-type="float">
            <text:p>0.43030993</text:p>
          </table:table-cell>
          <table:table-cell office:value-type="float" office:value="0.00019376" calcext:value-type="float">
            <text:p>0.00019376</text:p>
          </table:table-cell>
          <table:table-cell office:value-type="float" office:value="0.000000000003834" calcext:value-type="float">
            <text:p>3.83E-12</text:p>
          </table:table-cell>
          <table:table-cell office:value-type="float" office:value="0.45858755" calcext:value-type="float">
            <text:p>0.45858755</text:p>
          </table:table-cell>
          <table:table-cell office:value-type="float" office:value="0.54121869" calcext:value-type="float">
            <text:p>0.5412186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4793345" calcext:value-type="float">
            <text:p>0.14793345</text:p>
          </table:table-cell>
          <table:table-cell office:value-type="float" office:value="0.00863409" calcext:value-type="float">
            <text:p>0.00863409</text:p>
          </table:table-cell>
          <table:table-cell office:value-type="float" office:value="0.04921629" calcext:value-type="float">
            <text:p>0.04921629</text:p>
          </table:table-cell>
          <table:table-cell office:value-type="float" office:value="0.79421616" calcext:value-type="float">
            <text:p>0.79421616</text:p>
          </table:table-cell>
          <table:table-cell office:value-type="float" office:value="0.00021234" calcext:value-type="float">
            <text:p>0.00021234</text:p>
          </table:table-cell>
          <table:table-cell office:value-type="float" office:value="0.53906508" calcext:value-type="float">
            <text:p>0.53906508</text:p>
          </table:table-cell>
          <table:table-cell office:value-type="float" office:value="0.000000000001036" calcext:value-type="float">
            <text:p>1.04E-12</text:p>
          </table:table-cell>
          <table:table-cell office:value-type="float" office:value="0.46072258" calcext:value-type="float">
            <text:p>0.46072258</text:p>
          </table:table-cell>
          <table:table-cell office:value-type="float" office:value="0.00016411" calcext:value-type="float">
            <text:p>0.00016411</text:p>
          </table:table-cell>
          <table:table-cell office:value-type="float" office:value="0.000000000003698" calcext:value-type="float">
            <text:p>3.70E-12</text:p>
          </table:table-cell>
          <table:table-cell office:value-type="float" office:value="0.40939743" calcext:value-type="float">
            <text:p>0.40939743</text:p>
          </table:table-cell>
          <table:table-cell office:value-type="float" office:value="0.59043846" calcext:value-type="float">
            <text:p>0.590438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1963419" calcext:value-type="float">
            <text:p>0.11963419</text:p>
          </table:table-cell>
          <table:table-cell office:value-type="float" office:value="0.00797764" calcext:value-type="float">
            <text:p>0.00797764</text:p>
          </table:table-cell>
          <table:table-cell office:value-type="float" office:value="0.04189928" calcext:value-type="float">
            <text:p>0.04189928</text:p>
          </table:table-cell>
          <table:table-cell office:value-type="float" office:value="0.83048889" calcext:value-type="float">
            <text:p>0.83048889</text:p>
          </table:table-cell>
          <table:table-cell office:value-type="float" office:value="0.00017522" calcext:value-type="float">
            <text:p>0.00017522</text:p>
          </table:table-cell>
          <table:table-cell office:value-type="float" office:value="0.50823658" calcext:value-type="float">
            <text:p>0.50823658</text:p>
          </table:table-cell>
          <table:table-cell office:value-type="float" office:value="0.0000000000009001" calcext:value-type="float">
            <text:p>9.00E-13</text:p>
          </table:table-cell>
          <table:table-cell office:value-type="float" office:value="0.4915882" calcext:value-type="float">
            <text:p>0.4915882</text:p>
          </table:table-cell>
          <table:table-cell office:value-type="float" office:value="0.00013737" calcext:value-type="float">
            <text:p>0.00013737</text:p>
          </table:table-cell>
          <table:table-cell office:value-type="float" office:value="0.000000000003537" calcext:value-type="float">
            <text:p>3.54E-12</text:p>
          </table:table-cell>
          <table:table-cell office:value-type="float" office:value="0.36077342" calcext:value-type="float">
            <text:p>0.36077342</text:p>
          </table:table-cell>
          <table:table-cell office:value-type="float" office:value="0.63908921" calcext:value-type="float">
            <text:p>0.6390892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9564647" calcext:value-type="float">
            <text:p>0.09564647</text:p>
          </table:table-cell>
          <table:table-cell office:value-type="float" office:value="0.00731048" calcext:value-type="float">
            <text:p>0.00731048</text:p>
          </table:table-cell>
          <table:table-cell office:value-type="float" office:value="0.03521888" calcext:value-type="float">
            <text:p>0.03521888</text:p>
          </table:table-cell>
          <table:table-cell office:value-type="float" office:value="0.86182416" calcext:value-type="float">
            <text:p>0.86182416</text:p>
          </table:table-cell>
          <table:table-cell office:value-type="float" office:value="0.00014353" calcext:value-type="float">
            <text:p>0.00014353</text:p>
          </table:table-cell>
          <table:table-cell office:value-type="float" office:value="0.47718087" calcext:value-type="float">
            <text:p>0.47718087</text:p>
          </table:table-cell>
          <table:table-cell office:value-type="float" office:value="0.0000000000007752" calcext:value-type="float">
            <text:p>7.75E-13</text:p>
          </table:table-cell>
          <table:table-cell office:value-type="float" office:value="0.5226756" calcext:value-type="float">
            <text:p>0.5226756</text:p>
          </table:table-cell>
          <table:table-cell office:value-type="float" office:value="0.00011363" calcext:value-type="float">
            <text:p>0.00011363</text:p>
          </table:table-cell>
          <table:table-cell office:value-type="float" office:value="0.000000000003353" calcext:value-type="float">
            <text:p>3.35E-12</text:p>
          </table:table-cell>
          <table:table-cell office:value-type="float" office:value="0.31374203" calcext:value-type="float">
            <text:p>0.31374203</text:p>
          </table:table-cell>
          <table:table-cell office:value-type="float" office:value="0.68614434" calcext:value-type="float">
            <text:p>0.6861443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7567153" calcext:value-type="float">
            <text:p>0.07567153</text:p>
          </table:table-cell>
          <table:table-cell office:value-type="float" office:value="0.00665052" calcext:value-type="float">
            <text:p>0.00665052</text:p>
          </table:table-cell>
          <table:table-cell office:value-type="float" office:value="0.02925776" calcext:value-type="float">
            <text:p>0.02925776</text:p>
          </table:table-cell>
          <table:table-cell office:value-type="float" office:value="0.88842019" calcext:value-type="float">
            <text:p>0.88842019</text:p>
          </table:table-cell>
          <table:table-cell office:value-type="float" office:value="0.0001167" calcext:value-type="float">
            <text:p>0.0001167</text:p>
          </table:table-cell>
          <table:table-cell office:value-type="float" office:value="0.44613887" calcext:value-type="float">
            <text:p>0.44613887</text:p>
          </table:table-cell>
          <table:table-cell office:value-type="float" office:value="0.0000000000006619" calcext:value-type="float">
            <text:p>6.62E-13</text:p>
          </table:table-cell>
          <table:table-cell office:value-type="float" office:value="0.55374442" calcext:value-type="float">
            <text:p>0.55374442</text:p>
          </table:table-cell>
          <table:table-cell office:value-type="float" office:value="0.00009287" calcext:value-type="float">
            <text:p>9.287E-05</text:p>
          </table:table-cell>
          <table:table-cell office:value-type="float" office:value="0.000000000003151" calcext:value-type="float">
            <text:p>3.15E-12</text:p>
          </table:table-cell>
          <table:table-cell office:value-type="float" office:value="0.26924134" calcext:value-type="float">
            <text:p>0.26924134</text:p>
          </table:table-cell>
          <table:table-cell office:value-type="float" office:value="0.73066579" calcext:value-type="float">
            <text:p>0.730665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5930084" calcext:value-type="float">
            <text:p>0.05930084</text:p>
          </table:table-cell>
          <table:table-cell office:value-type="float" office:value="0.00601199" calcext:value-type="float">
            <text:p>0.00601199</text:p>
          </table:table-cell>
          <table:table-cell office:value-type="float" office:value="0.02404462" calcext:value-type="float">
            <text:p>0.02404462</text:p>
          </table:table-cell>
          <table:table-cell office:value-type="float" office:value="0.91064255" calcext:value-type="float">
            <text:p>0.91064255</text:p>
          </table:table-cell>
          <table:table-cell office:value-type="float" office:value="0.00009419" calcext:value-type="float">
            <text:p>9.419E-05</text:p>
          </table:table-cell>
          <table:table-cell office:value-type="float" office:value="0.41535331" calcext:value-type="float">
            <text:p>0.41535331</text:p>
          </table:table-cell>
          <table:table-cell office:value-type="float" office:value="0.0000000000005602" calcext:value-type="float">
            <text:p>5.60E-13</text:p>
          </table:table-cell>
          <table:table-cell office:value-type="float" office:value="0.5845525" calcext:value-type="float">
            <text:p>0.584552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00000002936" calcext:value-type="float">
            <text:p>2.94E-12</text:p>
          </table:table-cell>
          <table:table-cell office:value-type="float" office:value="0.22804481" calcext:value-type="float">
            <text:p>0.22804481</text:p>
          </table:table-cell>
          <table:table-cell office:value-type="float" office:value="0.77188018" calcext:value-type="float">
            <text:p>0.771880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607253" calcext:value-type="float">
            <text:p>0.04607253</text:p>
          </table:table-cell>
          <table:table-cell office:value-type="float" office:value="0.00540534" calcext:value-type="float">
            <text:p>0.00540534</text:p>
          </table:table-cell>
          <table:table-cell office:value-type="float" office:value="0.01956565" calcext:value-type="float">
            <text:p>0.01956565</text:p>
          </table:table-cell>
          <table:table-cell office:value-type="float" office:value="0.92895648" calcext:value-type="float">
            <text:p>0.92895648</text:p>
          </table:table-cell>
          <table:table-cell office:value-type="float" office:value="0.00007545" calcext:value-type="float">
            <text:p>7.545E-05</text:p>
          </table:table-cell>
          <table:table-cell office:value-type="float" office:value="0.38506121" calcext:value-type="float">
            <text:p>0.38506121</text:p>
          </table:table-cell>
          <table:table-cell office:value-type="float" office:value="0.00000000000047" calcext:value-type="float">
            <text:p>4.70E-13</text:p>
          </table:table-cell>
          <table:table-cell office:value-type="float" office:value="0.61486334" calcext:value-type="float">
            <text:p>0.61486334</text:p>
          </table:table-cell>
          <table:table-cell office:value-type="float" office:value="0.00005989" calcext:value-type="float">
            <text:p>5.989E-05</text:p>
          </table:table-cell>
          <table:table-cell office:value-type="float" office:value="0.000000000002713" calcext:value-type="float">
            <text:p>2.71E-12</text:p>
          </table:table-cell>
          <table:table-cell office:value-type="float" office:value="0.19070922" calcext:value-type="float">
            <text:p>0.19070922</text:p>
          </table:table-cell>
          <table:table-cell office:value-type="float" office:value="0.8092309" calcext:value-type="float">
            <text:p>0.809230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4:33:18.617000000</meta:creation-date>
    <dc:date>2023-11-20T15:26:41.240000000</dc:date>
    <meta:editing-duration>PT53M18S</meta:editing-duration>
    <meta:editing-cycles>11</meta:editing-cycles>
    <meta:generator>LibreOffice/6.1.6.3$Windows_X86_64 LibreOffice_project/5896ab1714085361c45cf540f76f60673dd96a72</meta:generator>
    <meta:document-statistic meta:table-count="1" meta:cell-count="629" meta:object-count="0"/>
  </office:meta>
</office:document-meta>
</file>